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 style:master-page-name="Standard">
      <style:paragraph-properties fo:text-align="start" style:justify-single-word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ircraft A330</text:p>
      <text:p text:style-name="P1">Model 500</text:p>
      <text:p text:style-name="P1"/>
      <text:p text:style-name="P1">Compagnie : Air-France</text:p>
      <text:p text:style-name="P1"/>
      <text:p text:style-name="P1"/>
      <text:p text:style-name="P1"><text:line-break/><text:line-break/></text:p>
      <text:p text:style-name="P2"/>
      <text:p text:style-name="P1"/>
      <text:p text:style-name="P1"/>
      <text:p text:style-name="P1">Aircraft : A330</text:p>
      <text:p text:style-name="P1"/>
      <text:p text:style-name="P1">Part : DF599999</text:p>
      <text:p text:style-name="P1"/>
      <text:p text:style-name="P1">Aircraft : A330</text:p>
      <text:p text:style-name="P1"/>
      <text:p text:style-name="P1">Part : DF556687</text:p>
      <text:p text:style-name="P1">Aircraft : A330</text:p>
      <text:p text:style-name="P1"/>
      <text:p text:style-name="P1">Part : DF556687</text:p>
      <text:p text:style-name="P1">Aircraft : A330</text:p>
      <text:p text:style-name="P1"/>
      <text:p text:style-name="P1">Part : DF556687</text:p>
      <text:p text:style-name="P1">Aircraft : A330</text:p>
      <text:p text:style-name="P1"/>
      <text:p text:style-name="P1">Part : SYF55657</text:p>
      <text:p text:style-name="P1">A330</text:p>
      <text:p text:style-name="P1"/>
      <text:p text:style-name="P1">Part : DF556687</text:p>
      <text:p text:style-name="P1"/>
      <text:p text:style-name="P1">A330</text:p>
      <text:p text:style-name="P1">A330 A330 A330 A330 A330 A330 A330 A330 A3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51" meta:character-count="263" meta:non-whitespace-character-count="227"/>
    <meta:generator>LibreOfficeDev/6.0.5.2$Linux_X86_64 LibreOffice_project/</meta:generator>
  </office:meta>
</office:document-meta>
</file>